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bb6" officeooo:paragraph-rsid="000d4bb6"/>
    </style:style>
    <style:style style:name="P2" style:family="paragraph" style:parent-style-name="Standard">
      <style:text-properties officeooo:rsid="000d6c84" officeooo:paragraph-rsid="000d6c84"/>
    </style:style>
    <style:style style:name="P3" style:family="paragraph" style:parent-style-name="Standard">
      <style:text-properties officeooo:rsid="000e0d9a" officeooo:paragraph-rsid="000e0d9a"/>
    </style:style>
    <style:style style:name="P4" style:family="paragraph" style:parent-style-name="Standard">
      <style:text-properties officeooo:rsid="000f8a9e" officeooo:paragraph-rsid="000f8a9e"/>
    </style:style>
    <style:style style:name="P5" style:family="paragraph" style:parent-style-name="Standard">
      <style:text-properties officeooo:rsid="00115a11" officeooo:paragraph-rsid="00115a11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bb6" officeooo:paragraph-rsid="000d4bb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bb6" officeooo:paragraph-rsid="001fcb4f" style:font-weight-asian="bold" style:font-weight-complex="bold"/>
    </style:style>
    <style:style style:name="P8" style:family="paragraph" style:parent-style-name="Standard">
      <style:text-properties officeooo:rsid="0011a3ed" officeooo:paragraph-rsid="0011a3ed"/>
    </style:style>
    <style:style style:name="P9" style:family="paragraph" style:parent-style-name="Standard">
      <style:text-properties officeooo:rsid="00147e23" officeooo:paragraph-rsid="00147e23"/>
    </style:style>
    <style:style style:name="P10" style:family="paragraph" style:parent-style-name="Standard">
      <style:paragraph-properties fo:text-align="center" style:justify-single-word="false"/>
      <style:text-properties officeooo:paragraph-rsid="00178aeb"/>
    </style:style>
    <style:style style:name="P11" style:family="paragraph" style:parent-style-name="Standard">
      <style:paragraph-properties fo:text-align="start" style:justify-single-word="false"/>
      <style:text-properties officeooo:paragraph-rsid="00187ac0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78aeb" officeooo:paragraph-rsid="00178ae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b163f" officeooo:paragraph-rsid="001b163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bc8db" officeooo:paragraph-rsid="001bc8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cc0e9" officeooo:paragraph-rsid="001cc0e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e1482" officeooo:paragraph-rsid="001e148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e27ef" officeooo:paragraph-rsid="001e27e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fcb4f" officeooo:paragraph-rsid="001fcb4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fcb4f" officeooo:paragraph-rsid="002116a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116a9" officeooo:paragraph-rsid="002116a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2a885" officeooo:paragraph-rsid="0022a8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459b7" officeooo:paragraph-rsid="002459b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5a11" officeooo:paragraph-rsid="00178ae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b4f" officeooo:paragraph-rsid="0024aced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221c88"/>
    </style:style>
    <style:style style:name="P26" style:family="paragraph" style:parent-style-name="Standard">
      <style:paragraph-properties fo:text-align="start" style:justify-single-word="false"/>
      <style:text-properties officeooo:paragraph-rsid="0024aced"/>
    </style:style>
    <style:style style:name="P27" style:family="paragraph" style:parent-style-name="Standard">
      <style:paragraph-properties fo:text-align="start" style:justify-single-word="false"/>
      <style:text-properties officeooo:paragraph-rsid="00187ac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277db1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16a9" officeooo:paragraph-rsid="002116a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116a9" officeooo:paragraph-rsid="002116a9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2a885" officeooo:paragraph-rsid="0022a885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2a885" officeooo:paragraph-rsid="0022a885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2a885" officeooo:paragraph-rsid="0022a88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2a885" officeooo:paragraph-rsid="0022a885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59b7" officeooo:paragraph-rsid="002459b7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459b7" officeooo:paragraph-rsid="002459b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459b7" officeooo:paragraph-rsid="002459b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fcb4f" officeooo:paragraph-rsid="001fcb4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1fcb4f" officeooo:paragraph-rsid="002116a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178aeb" officeooo:paragraph-rsid="00178ae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1b163f" officeooo:paragraph-rsid="001b163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1bc8db" officeooo:paragraph-rsid="001bc8db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1cc0e9" officeooo:paragraph-rsid="001cc0e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1e1482" officeooo:paragraph-rsid="001e148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1e27ef" officeooo:paragraph-rsid="001e27ef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116a9" officeooo:paragraph-rsid="002116a9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21c88" officeooo:paragraph-rsid="00221c88"/>
    </style:style>
    <style:style style:name="P48" style:family="paragraph" style:parent-style-name="Standard">
      <style:paragraph-properties fo:text-align="center" style:justify-single-word="false"/>
      <style:text-properties officeooo:paragraph-rsid="0024aced"/>
    </style:style>
    <style:style style:name="P49" style:family="paragraph" style:parent-style-name="Standard" style:list-style-name="L6">
      <style:paragraph-properties fo:text-align="start" style:justify-single-word="false"/>
      <style:text-properties officeooo:rsid="00256e5e" officeooo:paragraph-rsid="00256e5e"/>
    </style:style>
    <style:style style:name="P50" style:family="paragraph" style:parent-style-name="Standard" style:list-style-name="L6">
      <style:paragraph-properties fo:text-align="start" style:justify-single-word="false"/>
      <style:text-properties officeooo:rsid="002647ec" officeooo:paragraph-rsid="002647ec"/>
    </style:style>
    <style:style style:name="P51" style:family="paragraph" style:parent-style-name="Standard">
      <style:paragraph-properties fo:text-align="start" style:justify-single-word="false"/>
      <style:text-properties officeooo:rsid="00277db1" officeooo:paragraph-rsid="00277db1"/>
    </style:style>
    <style:style style:name="P52" style:family="paragraph" style:parent-style-name="Standard" style:list-style-name="L7">
      <style:paragraph-properties fo:text-align="start" style:justify-single-word="false"/>
      <style:text-properties officeooo:rsid="00277db1" officeooo:paragraph-rsid="00277db1"/>
    </style:style>
    <style:style style:name="P53" style:family="paragraph" style:parent-style-name="Standard" style:list-style-name="L8">
      <style:paragraph-properties fo:text-align="start" style:justify-single-word="false"/>
      <style:text-properties officeooo:rsid="00277db1" officeooo:paragraph-rsid="00277db1"/>
    </style:style>
    <style:style style:name="P54" style:family="paragraph" style:parent-style-name="Standard" style:list-style-name="L9">
      <style:paragraph-properties fo:text-align="start" style:justify-single-word="false"/>
      <style:text-properties officeooo:rsid="00277db1" officeooo:paragraph-rsid="00277db1"/>
    </style:style>
    <style:style style:name="P55" style:family="paragraph" style:parent-style-name="Standard" style:list-style-name="L9">
      <style:paragraph-properties fo:text-align="start" style:justify-single-word="false"/>
      <style:text-properties officeooo:rsid="00277db1" officeooo:paragraph-rsid="0029180e"/>
    </style:style>
    <style:style style:name="P56" style:family="paragraph" style:parent-style-name="Standard">
      <style:paragraph-properties fo:text-align="start" style:justify-single-word="false"/>
      <style:text-properties officeooo:rsid="00277db1" officeooo:paragraph-rsid="0029180e"/>
    </style:style>
    <style:style style:name="P57" style:family="paragraph" style:parent-style-name="Standard">
      <style:text-properties officeooo:rsid="000d4bb6" officeooo:paragraph-rsid="000d4bb6"/>
    </style:style>
    <style:style style:name="P58" style:family="paragraph" style:parent-style-name="Standard">
      <style:text-properties officeooo:rsid="000d6c84" officeooo:paragraph-rsid="000d6c84"/>
    </style:style>
    <style:style style:name="P59" style:family="paragraph" style:parent-style-name="Standard">
      <style:text-properties officeooo:rsid="000e0d9a" officeooo:paragraph-rsid="000e0d9a"/>
    </style:style>
    <style:style style:name="P60" style:family="paragraph" style:parent-style-name="Standard">
      <style:text-properties officeooo:rsid="000f8a9e" officeooo:paragraph-rsid="000f8a9e"/>
    </style:style>
    <style:style style:name="P61" style:family="paragraph" style:parent-style-name="Standard">
      <style:text-properties officeooo:rsid="00115a11" officeooo:paragraph-rsid="00115a11"/>
    </style:style>
    <style:style style:name="P62" style:family="paragraph" style:parent-style-name="Standard">
      <style:text-properties officeooo:rsid="0011a3ed" officeooo:paragraph-rsid="0011a3ed"/>
    </style:style>
    <style:style style:name="P63" style:family="paragraph" style:parent-style-name="Standard">
      <style:text-properties officeooo:rsid="00147e23" officeooo:paragraph-rsid="00147e23"/>
    </style:style>
    <style:style style:name="P64" style:family="paragraph" style:parent-style-name="Standard" style:list-style-name="L10">
      <style:paragraph-properties fo:text-align="start" style:justify-single-word="false"/>
      <style:text-properties officeooo:rsid="0029180e" officeooo:paragraph-rsid="0029180e"/>
    </style:style>
    <style:style style:name="T1" style:family="text">
      <style:text-properties officeooo:rsid="000d6c84"/>
    </style:style>
    <style:style style:name="T2" style:family="text">
      <style:text-properties officeooo:rsid="000e0d9a"/>
    </style:style>
    <style:style style:name="T3" style:family="text">
      <style:text-properties officeooo:rsid="000f8a9e"/>
    </style:style>
    <style:style style:name="T4" style:family="text">
      <style:text-properties officeooo:rsid="00115a11"/>
    </style:style>
    <style:style style:name="T5" style:family="text">
      <style:text-properties style:text-underline-style="solid" style:text-underline-width="auto" style:text-underline-color="font-color" fo:font-weight="bold" officeooo:rsid="000d4bb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15a1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78ae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4ace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56e5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9180e" style:font-weight-asian="bold" style:font-weight-complex="bold"/>
    </style:style>
    <style:style style:name="T11" style:family="text">
      <style:text-properties officeooo:rsid="00187ac0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87ac0" style:font-weight-asian="normal" style:font-weight-complex="normal"/>
    </style:style>
    <style:style style:name="T14" style:family="text">
      <style:text-properties style:text-underline-style="none" fo:font-weight="normal" officeooo:rsid="001999bb" style:font-weight-asian="normal" style:font-weight-complex="normal"/>
    </style:style>
    <style:style style:name="T15" style:family="text">
      <style:text-properties style:text-underline-style="none" fo:font-weight="normal" officeooo:rsid="00221c88" style:font-weight-asian="normal" style:font-weight-complex="normal"/>
    </style:style>
    <style:style style:name="T16" style:family="text">
      <style:text-properties style:text-underline-style="none" fo:font-weight="normal" officeooo:rsid="0022a885" style:font-weight-asian="normal" style:font-weight-complex="normal"/>
    </style:style>
    <style:style style:name="T17" style:family="text">
      <style:text-properties style:text-underline-style="none" fo:font-weight="normal" officeooo:rsid="0024aced" style:font-weight-asian="normal" style:font-weight-complex="normal"/>
    </style:style>
    <style:style style:name="T18" style:family="text">
      <style:text-properties style:text-underline-style="none" fo:font-weight="normal" officeooo:rsid="00256e5e" style:font-weight-asian="normal" style:font-weight-complex="normal"/>
    </style:style>
    <style:style style:name="T19" style:family="text">
      <style:text-properties style:text-underline-style="none" fo:font-weight="normal" officeooo:rsid="002647ec" style:font-weight-asian="normal" style:font-weight-complex="normal"/>
    </style:style>
    <style:style style:name="T20" style:family="text">
      <style:text-properties style:text-underline-style="none" fo:font-weight="normal" officeooo:rsid="00277db1" style:font-weight-asian="normal" style:font-weight-complex="normal"/>
    </style:style>
    <style:style style:name="T21" style:family="text">
      <style:text-properties officeooo:rsid="001bc8db"/>
    </style:style>
    <style:style style:name="T22" style:family="text">
      <style:text-properties officeooo:rsid="001cc0e9"/>
    </style:style>
    <style:style style:name="T23" style:family="text">
      <style:text-properties officeooo:rsid="001e27ef"/>
    </style:style>
    <style:style style:name="T24" style:family="text">
      <style:text-properties officeooo:rsid="001fcb4f"/>
    </style:style>
    <style:style style:name="T25" style:family="text">
      <style:text-properties officeooo:rsid="002116a9"/>
    </style:style>
    <style:style style:name="T26" style:family="text">
      <style:text-properties officeooo:rsid="0022a885"/>
    </style:style>
    <style:style style:name="T27" style:family="text">
      <style:text-properties officeooo:rsid="002459b7"/>
    </style:style>
    <style:style style:name="T28" style:family="text">
      <style:text-properties officeooo:rsid="00277db1"/>
    </style:style>
    <style:style style:name="T29" style:family="text">
      <style:text-properties officeooo:rsid="0027ecab"/>
    </style:style>
    <style:style style:name="T30" style:family="text">
      <style:text-properties officeooo:rsid="00291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OS PARA PODER <text:span text:style-name="T4">HACER UNA </text:span>COMPRA ONLINE SEGUR<text:span text:style-name="T4">A</text:span></text:p>
      <text:p text:style-name="P1"/>
      <text:p text:style-name="P1"/>
      <text:p text:style-name="P1">1.<text:tab/>Instalar un antivirus y mantenerlo actualizado y activado.</text:p>
      <text:p text:style-name="P1"/>
      <text:p text:style-name="P1">2.<text:tab/>Identificar que la pagina donde vamos a comprar sea segura.</text:p>
      <text:p text:style-name="P1"/>
      <text:p text:style-name="P1">3.<text:tab/><text:span text:style-name="T1">Leer los datos que recoge la privacidad o los términos y condiciones del servicio y estas de acuerdo con ellos.</text:span></text:p>
      <text:p text:style-name="P1"/>
      <text:p text:style-name="P2">4.<text:tab/>La URL tenga un icono de candado cerrado, que es el indicador de que la <text:span text:style-name="T2">información</text:span> que vas <text:span text:style-name="T2">a introducir está segura.</text:span></text:p>
      <text:p text:style-name="P2"/>
      <text:p text:style-name="P3">5.<text:tab/>Desconfiar de los precios que sean demasiado buenos para ser ciertos y de los sitios <text:span text:style-name="T3">con diseños similares.</text:span></text:p>
      <text:p text:style-name="P3"/>
      <text:p text:style-name="P4">6.<text:tab/>Comprobar que la dirección y el número de teléfono que se india son reales.</text:p>
      <text:p text:style-name="P4"/>
      <text:p text:style-name="P4">7.<text:tab/>Tener cuidado al hacer clic en anuncios que salen en la pantalla, muchos de ellos suelen contener virus <text:span text:style-name="T4">que</text:span> dañar el equipo y comprometer los datos o documentos.</text:p>
      <text:p text:style-name="P4"/>
      <text:p text:style-name="P5">8.<text:tab/>El sitio debe tener una opción de no participar en promociones por correo electrónico.</text:p>
      <text:p text:style-name="P5"/>
      <text:p text:style-name="P8">9.<text:tab/>Utilizar una navegación privada para que las cookies no almacenen datos.</text:p>
      <text:p text:style-name="P8"/>
      <text:p text:style-name="P9">10.<text:tab/>Garantizar que tiene un sello de confianza.</text:p>
      <text:p text:style-name="P9"/>
      <text:p text:style-name="P4"/>
      <text:p text:style-name="P10"><text:span text:style-name="T5">PASOS PARA PODER </text:span><text:span text:style-name="T6">HACER UNA </text:span><text:span text:style-name="T5">CO</text:span><text:span text:style-name="T7">NTRASEÑA</text:span><text:span text:style-name="T5"> SEGUR</text:span><text:span text:style-name="T6">A</text:span></text:p>
      <text:p text:style-name="P23"/>
      <text:p text:style-name="P12">1.<text:tab/><text:span text:style-name="T11">Debe contener caracteres de letras en minúsculas, mayúsculas, números y caracteres especiales o símbolos.</text:span></text:p>
      <text:p text:style-name="P12"/>
      <text:p text:style-name="P11"><text:span text:style-name="T13">2.<text:tab/>Una longitud </text:span><text:span text:style-name="T14">mínima</text:span><text:span text:style-name="T13"> de 8 </text:span><text:span text:style-name="T14">dígitos.</text:span></text:p>
      <text:p text:style-name="P11"><text:span text:style-name="T14"/></text:p>
      <text:p text:style-name="P13">3.<text:tab/>No facilitar las claves de acceso, <text:span text:style-name="T21">suelen haber ataques de phishing que llevan acabo pasarse por otra persona para que facilites la clave.</text:span></text:p>
      <text:p text:style-name="P13"/>
      <text:p text:style-name="P14">4.<text:tab/><text:span text:style-name="T22">Evitar palabras o nombres propios en las contraseñas.</text:span></text:p>
      <text:p text:style-name="P14"/>
      <text:p text:style-name="P15">5.<text:tab/>Instalar programas antikeyloggers, antispyware y cortafuegos.</text:p>
      <text:p text:style-name="P15"/>
      <text:p text:style-name="P16">6.<text:tab/>No guardar contraseñas en los navegadores, <text:span text:style-name="T23">no es recomendable.</text:span></text:p>
      <text:p text:style-name="P16"/>
      <text:p text:style-name="P17">7.<text:tab/>Para recordar contraseñas difícil hay programas que generan contraseñas y solo se tendría que recordar una para poder entrar a las demás generadas.</text:p>
      <text:p text:style-name="P17"/>
      <text:p text:style-name="P18">8.<text:tab/>Poner la contraseña en los equipos de confianza.</text:p>
      <text:p text:style-name="P18"/>
      <text:p text:style-name="P18">9.<text:tab/>Tener cuidado con las redes publicas.</text:p>
      <text:p text:style-name="P18"/>
      <text:p text:style-name="P18">10.<text:tab/>Si es posible activa el doble factor de autentificación.</text:p>
      <text:p text:style-name="P18"><text:soft-page-break/></text:p>
      <text:p text:style-name="P18">11.<text:tab/>Almacenar la claves en un gestor de contraseñas previamente instalado en tu equipo.</text:p>
      <text:p text:style-name="P18"/>
      <text:p text:style-name="P18"/>
      <text:p text:style-name="P7"><text:span text:style-name="T24">LOS </text:span>F<text:span text:style-name="T24">RAUDES MÁS COMUNES QUÉ PUEDEN HABER</text:span></text:p>
      <text:p text:style-name="P7"/>
      <text:p text:style-name="P19">1.<text:tab/>En<text:span text:style-name="T25"> las compras Online</text:span></text:p>
      <text:p text:style-name="P19"/>
      <text:list xml:id="list4100690641" text:style-name="L1">
        <text:list-item>
          <text:p text:style-name="P29">hay ofertas que son copias de originales.</text:p>
          <text:p text:style-name="P29"/>
        </text:list-item>
        <text:list-item>
          <text:p text:style-name="P46"><text:span text:style-name="T16">Envían</text:span><text:span text:style-name="T12"> productos que nada tienen que ver con el que se ofertaba o con el que se solicitó.</text:span></text:p>
          <text:p text:style-name="P46"><text:span text:style-name="T12"/></text:p>
        </text:list-item>
        <text:list-item>
          <text:p text:style-name="P46"><text:span text:style-name="T12">Realizan cobros </text:span><text:span text:style-name="T15">de cantidades mayores o superiores al importe indicado durante el proceso de compra.</text:span></text:p>
          <text:p text:style-name="P46"><text:span text:style-name="T15"/></text:p>
        </text:list-item>
        <text:list-item>
          <text:p text:style-name="P25"><text:span text:style-name="T15">No cumplen con los plazos de </text:span><text:span text:style-name="T16">envió</text:span><text:span text:style-name="T15"> que ofertan en sus web.</text:span></text:p>
          <text:p text:style-name="P25"><text:span text:style-name="T15"/></text:p>
        </text:list-item>
        <text:list-item>
          <text:p text:style-name="P47"><text:span text:style-name="T12">No cumplen con el </text:span><text:span text:style-name="T16">teléfono</text:span><text:span text:style-name="T12">, </text:span><text:span text:style-name="T16">dirección</text:span><text:span text:style-name="T12">, </text:span><text:span text:style-name="T16">ofreciendo un formulario de contacto al cual nunca responden.</text:span></text:p>
          <text:p text:style-name="P47"><text:span text:style-name="T16"/></text:p>
        </text:list-item>
      </text:list>
      <text:p text:style-name="P20">2.<text:tab/><text:span text:style-name="T26">El phishing</text:span></text:p>
      <text:p text:style-name="P20"/>
      <text:list xml:id="list1502144100" text:style-name="L2">
        <text:list-item>
          <text:p text:style-name="P31">Si recibes un archivo adjunto por email de alguien desconocido, o aun siendo conocido te resulta sospechoso eliminalo directamente y contrasta la información con el contacto antes de proceder a abrirlo y analizalo con un antivirus antes de abrirlo.</text:p>
          <text:p text:style-name="P31"/>
        </text:list-item>
        <text:list-item>
          <text:p text:style-name="P31">Evitar dar clic en enlaces que te lleguen al correo o por mensajería instantánea.</text:p>
          <text:p text:style-name="P31"/>
        </text:list-item>
        <text:list-item>
          <text:p text:style-name="P31">La urgencia es parte fundamental de los mensajes de tipo phishing, siempre se piden hacer algo de manera inmediata.</text:p>
          <text:p text:style-name="P31"/>
        </text:list-item>
      </text:list>
      <text:p text:style-name="P21">3.<text:tab/>Los falsos préstamos</text:p>
      <text:p text:style-name="P21"/>
      <text:list xml:id="list3361713690" text:style-name="L3">
        <text:list-item>
          <text:p text:style-name="P32">Ofrecen grandes cantidades de dinero a un interés inusualmente bajo.</text:p>
          <text:p text:style-name="P32"/>
        </text:list-item>
        <text:list-item>
          <text:p text:style-name="P32">Hacen uso de cuentas de correo gratuitas para los trámites y no trabajan nunca bajo una empresa reconocida o de prestigio.</text:p>
          <text:p text:style-name="P32"/>
        </text:list-item>
        <text:list-item>
          <text:p text:style-name="P32">Siempre piden dinero por adelantado, normalmente alegando gastos de gestión.</text:p>
          <text:p text:style-name="P32"/>
        </text:list-item>
        <text:list-item>
          <text:p text:style-name="P32">Piden hacer los envíos de los pagos a <text:span text:style-name="T28">través</text:span> de Western Unión o MoneyGram o transferencia a bancos extranjeros.</text:p>
          <text:p text:style-name="P32"/>
        </text:list-item>
      </text:list>
      <text:p text:style-name="P21">4.<text:tab/>Encontrar pareja por internet</text:p>
      <text:p text:style-name="P21"/>
      <text:list xml:id="list1749310771" text:style-name="L4">
        <text:list-item>
          <text:p text:style-name="P33">Configurar tus redes sociales lo más restrictivas posibles. No aceptes solicitudes de amistad de gente que no conozcas.</text:p>
          <text:p text:style-name="P33"/>
        </text:list-item>
        <text:list-item>
          <text:p text:style-name="P33">No facilites nunca información personal o bancaria <text:span text:style-name="T27">apersonas desconocidas.</text:span></text:p>
          <text:p text:style-name="P33"/>
        </text:list-item>
        <text:list-item>
          <text:p text:style-name="P35"><text:soft-page-break/>Si recibes un correo de alguien que no conoces, no lo abras, especialmente si contiene algún archivo adjunto.</text:p>
          <text:p text:style-name="P35"/>
        </text:list-item>
        <text:list-item>
          <text:p text:style-name="P35">Si accedes a quedar con una persona que no conoces en persona solo en las redes sociales hazlo en un lugar publico.</text:p>
          <text:p text:style-name="P35"/>
        </text:list-item>
        <text:list-item>
          <text:p text:style-name="P35">No practiques sexting, recuerda que una vez que envíes una foto o video perderás el control sobre ellos.</text:p>
          <text:p text:style-name="P35"/>
        </text:list-item>
      </text:list>
      <text:p text:style-name="P22">5.<text:tab/>Falsos alquileres o ventas de vehículos</text:p>
      <text:p text:style-name="P22"/>
      <text:list xml:id="list3911459532" text:style-name="L5">
        <text:list-item>
          <text:p text:style-name="P36">Utilizan páginas de prestigio como Airbnb o TripAdvisor únicamente para conformar el engaño, ya que no serán utilizadas para nada más.</text:p>
          <text:p text:style-name="P36"/>
        </text:list-item>
        <text:list-item>
          <text:p text:style-name="P36">La venta o alquiler querrán cerrarlo en un periodo de tiempo corto y no pondrán reparos ente cualquier petición.</text:p>
          <text:p text:style-name="P36"/>
        </text:list-item>
        <text:list-item>
          <text:p text:style-name="P36">Buscar en la red para conocer opiniones de otros usuarios.</text:p>
          <text:p text:style-name="P36"/>
        </text:list-item>
        <text:list-item>
          <text:p text:style-name="P36">Realizar una busqueda en Google Street View o Google images para comprobar si las fotos que figuran en el anuncio se corresponden con la realidad o se tratan de capturas de cualquier otra página web.</text:p>
          <text:p text:style-name="P36"/>
        </text:list-item>
      </text:list>
      <text:p text:style-name="P22"/>
      <text:p text:style-name="P48"><text:span text:style-name="T9">TÉCNICAS</text:span><text:span text:style-name="T8"> DE CAMUFLAJE</text:span><text:span text:style-name="T10"> </text:span><text:span text:style-name="T8">QUE PUEDEN HABER</text:span></text:p>
      <text:p text:style-name="P24"/>
      <text:p text:style-name="P26"><text:span text:style-name="T17">1.<text:tab/></text:span><text:span text:style-name="T18">Stealth</text:span></text:p>
      <text:p text:style-name="P26"><text:span text:style-name="T18"/></text:p>
      <text:list xml:id="list2955782068" text:style-name="L6">
        <text:list-item>
          <text:p text:style-name="P49"><text:span text:style-name="T12">Pasan desapercibidos ocultando los síntomas que suelen delatar su presencia.</text:span></text:p>
          <text:p text:style-name="P49"><text:span text:style-name="T12"/></text:p>
        </text:list-item>
        <text:list-item>
          <text:p text:style-name="P49"><text:span text:style-name="T12">Para no aumentar de tamaño infecta </text:span><text:span text:style-name="T19">solo la parte del programa de las secciones libres sin contenido.</text:span></text:p>
          <text:p text:style-name="P49"><text:span text:style-name="T19"/></text:p>
        </text:list-item>
        <text:list-item>
          <text:p text:style-name="P50"><text:span text:style-name="T12">Cuando un fichero es infectado se modifica fecha y hora, el virus evita esto, se quedan la fecha y hora establecida antes de infectarlo.</text:span></text:p>
          <text:p text:style-name="P50"><text:span text:style-name="T12"/></text:p>
        </text:list-item>
        <text:list-item>
          <text:p text:style-name="P50"><text:span text:style-name="T12">Cambian sus </text:span><text:span text:style-name="T20">atributos y los ponen ocultos.</text:span></text:p>
          <text:p text:style-name="P50"><text:span text:style-name="T20"/></text:p>
        </text:list-item>
      </text:list>
      <text:p text:style-name="P51"><text:span text:style-name="T12">2.<text:tab/>Sobrepasamiento</text:span></text:p>
      <text:p text:style-name="P51"><text:span text:style-name="T12"/></text:p>
      <text:list xml:id="list2487104795" text:style-name="L7">
        <text:list-item>
          <text:p text:style-name="P52"><text:span text:style-name="T12">Sistema complejo el microprocesador debe trabajar en el y <text:s/>con interrupciones.</text:span></text:p>
          <text:p text:style-name="P52"><text:span text:style-name="T12"/></text:p>
        </text:list-item>
        <text:list-item>
          <text:p text:style-name="P52"><text:span text:style-name="T12">Es capaz de interceptar peticiones realizadas por el sistema operativo.</text:span></text:p>
          <text:p text:style-name="P52"><text:span text:style-name="T12"/></text:p>
        </text:list-item>
        <text:list-item>
          <text:p text:style-name="P52"><text:span text:style-name="T12">Dificulta al antivirus que detecte su presencia.</text:span></text:p>
          <text:p text:style-name="P52"><text:span text:style-name="T12"/></text:p>
        </text:list-item>
      </text:list>
      <text:p text:style-name="P51"><text:span text:style-name="T12">3.<text:tab/>Armouring</text:span></text:p>
      <text:p text:style-name="P51"><text:span text:style-name="T12"/></text:p>
      <text:list xml:id="list33136708" text:style-name="L8">
        <text:list-item>
          <text:p text:style-name="P53"><text:span text:style-name="T12">Protegen el código maligno del programas.</text:span></text:p>
          <text:p text:style-name="P53"><text:span text:style-name="T12"/></text:p>
        </text:list-item>
        <text:list-item>
          <text:p text:style-name="P53"><text:span text:style-name="T12">Los antivirus no pueden leer ni abrir el programa.</text:span></text:p>
          <text:p text:style-name="P53"><text:span text:style-name="T12"/></text:p>
        </text:list-item>
        <text:list-item>
          <text:p text:style-name="P28"><text:soft-page-break/><text:span text:style-name="T20">Los antivirus usan unas técnicas heurísticas para hacerlos frente.</text:span></text:p>
          <text:p text:style-name="P53"><text:span text:style-name="T12"/></text:p>
        </text:list-item>
      </text:list>
      <text:p text:style-name="P51"><text:span text:style-name="T12">4.<text:tab/>Autocifrado</text:span></text:p>
      <text:p text:style-name="P51"/>
      <text:list xml:id="list2332994421" text:style-name="L9">
        <text:list-item>
          <text:p text:style-name="P54">Buscan determinados grupos de instrucciones </text:p>
          <text:p text:style-name="P54"/>
        </text:list-item>
        <text:list-item>
          <text:p text:style-name="P54">Puede identificar a los virus</text:p>
          <text:p text:style-name="P54"/>
        </text:list-item>
        <text:list-item>
          <text:p text:style-name="P54">Codifican su código <text:span text:style-name="T29">maligno</text:span> para que no sea perceptible.</text:p>
          <text:p text:style-name="P54"/>
        </text:list-item>
        <text:list-item>
          <text:p text:style-name="P55">Los antivirus para <text:span text:style-name="T30">contrarrestarlos</text:span> son capaces <text:span text:style-name="T12">de verificar las claves de cifrado mediante algoritmos.</text:span></text:p>
          <text:p text:style-name="P55"><text:span text:style-name="T12"/></text:p>
        </text:list-item>
      </text:list>
      <text:p text:style-name="P56"><text:span text:style-name="T12">5.<text:tab/>Polimorfismo</text:span></text:p>
      <text:list xml:id="list81444152" text:style-name="L10">
        <text:list-item>
          <text:p text:style-name="P64"><text:span text:style-name="T12">Estos virus utilizan la técnica del cifrado a sí mismos de formas diferentes.</text:span></text:p>
          <text:p text:style-name="P64"><text:span text:style-name="T12"/></text:p>
        </text:list-item>
        <text:list-item>
          <text:p text:style-name="P64"><text:span text:style-name="T12">Nuevos virus en cada nueva infección con características diferentes.</text:span></text:p>
          <text:p text:style-name="P64"><text:span text:style-name="T12"/></text:p>
        </text:list-item>
        <text:list-item>
          <text:p text:style-name="P64"><text:span text:style-name="T12">Usan claves, operaciones y algoritmos diferentes.</text:span></text:p>
          <text:p text:style-name="P64"><text:span text:style-name="T12"/></text:p>
        </text:list-item>
        <text:list-item>
          <text:p text:style-name="P64"><text:span text:style-name="T12">Dificulta la detección para los antivirus.</text:span></text:p>
          <text:p text:style-name="P64"><text:span text:style-name="T12"/></text:p>
        </text:list-item>
        <text:list-item>
          <text:p text:style-name="P64"><text:span text:style-name="T12">No se cifran totalmente, tienen partes no cifradas para ejecutarse.</text:span></text:p>
          <text:p text:style-name="P64"><text:span text:style-name="T12"/></text:p>
        </text:list-item>
        <text:list-item>
          <text:p text:style-name="P64"><text:span text:style-name="T12">En la parte donde no se cifran es donde los antivirus realizan sus operaciones.</text:span></text:p>
          <text:p text:style-name="P64"><text:span text:style-name="T12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22:45:00.063000000</meta:creation-date>
    <dc:date>2020-03-30T00:32:27.296000000</dc:date>
    <meta:editing-duration>PT26M45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117" meta:word-count="1012" meta:character-count="5788" meta:non-whitespace-character-count="4932"/>
  </office:meta>
</office:document-meta>
</file>